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56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19.584cm"/>
    </style:style>
    <style:style style:name="co5" style:family="table-column">
      <style:table-column-properties fo:break-before="auto" style:column-width="11.857cm"/>
    </style:style>
    <style:style style:name="co6" style:family="table-column">
      <style:table-column-properties fo:break-before="auto" style:column-width="0.88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28.25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none" fo:border-right="0.74pt solid #ffffff" fo:border-top="none"/>
      <style:paragraph-properties fo:text-align="center" fo:margin-left="0cm"/>
      <style:text-properties fo:color="#ffffff" style:font-name="IPAexゴシック" fo:font-weight="bold" style:font-name-asian="IPAexゴシック" style:font-weight-asian="bold" style:font-weight-complex="bold"/>
    </style:style>
    <style:style style:name="ce2" style:family="table-cell" style:parent-style-name="Default">
      <style:text-properties style:font-name="IPAexゴシック" style:font-name-asian="IPAexゴシック"/>
    </style:style>
    <style:style style:name="ce3" style:family="table-cell" style:parent-style-name="Default">
      <style:table-cell-properties fo:border-bottom="none" fo:background-color="#000000" style:text-align-source="fix" style:repeat-content="false" fo:border-left="0.74pt solid #ffffff" fo:border-right="0.74pt solid #ffffff" fo:border-top="none"/>
      <style:paragraph-properties fo:text-align="center" fo:margin-left="0cm"/>
      <style:text-properties fo:color="#ffffff" style:font-name="IPAexゴシック" fo:font-weight="bold" style:font-name-asian="IPAexゴシック" style:font-weight-asian="bold" style:font-weight-complex="bold"/>
    </style:style>
    <style:style style:name="ce4" style:family="table-cell" style:parent-style-name="Default">
      <style:text-properties style:font-name="IPAexゴシック" style:font-name-asian="DejaVu Sans" style:font-name-complex="DejaVu Sans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IPAex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ゴシック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/>
      <style:paragraph-properties fo:text-align="center" fo:margin-left="0cm"/>
      <style:text-properties fo:color="#ffffff" style:font-name="IPAexゴシック" fo:font-weight="bold" style:font-name-asian="IPAexゴシック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302N-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6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/Model</text:p>
          </table:table-cell>
          <table:table-cell table:style-name="ce3" office:value-type="string" calcext:value-type="string">
            <text:p>Datasheet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DNP</text:p>
          </table:table-cell>
          <table:table-cell table:style-name="ce6" office:value-type="string" calcext:value-type="string">
            <text:p>説明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/>
          <table:table-cell office:value-type="string" calcext:value-type="string">
            <text:p>http://www.mouser.com/pdfdocs/Gravitech_Arduino_Nano3_0.pdf</text:p>
          </table:table-cell>
          <table:table-cell office:value-type="string" calcext:value-type="string">
            <text:p>Module:Arduino_Na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duino Nano v3.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uF/25V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Capacitor_THT:C_Radial_D5.0mm_H11.0mm_P2.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arized capacitor, small symbo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,C3,C4,C5,C6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Capacitor_THT:C_Disc_D4.3mm_W1.9mm_P5.00m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polarized capacitor, small symbo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<text:a xlink:href="https://akizukidenshi.com/catalog/g/g100127/" xlink:type="simple">1S4</text:a></text:p>
          </table:table-cell>
          <table:table-cell office:value-type="string" calcext:value-type="string">
            <text:p><text:a xlink:href="https://akizukidenshi.com/catalog/g/g100127/" xlink:type="simple">PANJIT 1S4</text:a></text:p>
          </table:table-cell>
          <table:table-cell office:value-type="string" calcext:value-type="string">
            <text:p>https://akizukidenshi.com/goodsaffix/1S4.pdf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hottky dio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<text:a xlink:href="https://akizukidenshi.com/catalog/g/g112605/" xlink:type="simple">OSR5JA5E34B</text:a></text:p>
          </table:table-cell>
          <table:table-cell office:value-type="string" calcext:value-type="string">
            <text:p>https://akizukidenshi.com/goodsaffix/OSR5JA5E34B.pdf</text:p>
          </table:table-cell>
          <table:table-cell office:value-type="string" calcext:value-type="string">
            <text:p>LED_THT:LED_D5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ght emitting dio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001(1N4007)</text:p>
          </table:table-cell>
          <table:table-cell office:value-type="string" calcext:value-type="string">
            <text:p><text:a xlink:href="https://akizukidenshi.com/catalog/g/g108327/" xlink:type="simple">1N4007</text:a></text:p>
          </table:table-cell>
          <table:table-cell office:value-type="string" calcext:value-type="string">
            <text:p>https://akizukidenshi.com/goodsaffix/1n4007-b.pdf</text:p>
          </table:table-cell>
          <table:table-cell office:value-type="string" calcext:value-type="string">
            <text:p>Diode_THT:D_DO-41_SOD81_P10.16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V 1A General Purpose Rectifier Diode, DO-4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LVR040</text:p>
          </table:table-cell>
          <table:table-cell/>
          <table:table-cell office:value-type="string" calcext:value-type="string">
            <text:p>https://html.alldatasheet.jp/html-pdf/346655/MACOM/LVR040/149/1/LVR040.html</text:p>
          </table:table-cell>
          <table:table-cell office:value-type="string" calcext:value-type="string">
            <text:p>Fuse:Fuse_BelFuse_0ZRE0033FF_L11.4mm_W3.8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ettable fuse, polymeric positive temperature coefficient, small symbo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0.1uF DDS1</text:p>
          </table:table-cell>
          <table:table-cell/>
          <table:table-cell office:value-type="string" calcext:value-type="string">
            <text:p>http://www.murata.com/~/media/webrenewal/support/library/catalog/products/emc/emifil/c31e.ashx?la=en-gb</text:p>
          </table:table-cell>
          <table:table-cell office:value-type="string" calcext:value-type="string">
            <text:p>HOLLY2:DSS1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DC12V</text:p>
          </table:table-cell>
          <table:table-cell table:style-name="ce4" office:value-type="string" calcext:value-type="string">
            <text:p><text:a xlink:href="https://akizukidenshi.com/catalog/g/g109408/" xlink:type="simple">4UCON 18742</text:a></text:p>
          </table:table-cell>
          <table:table-cell office:value-type="string" calcext:value-type="string">
            <text:p>https://akizukidenshi.com/goodsaffix/18742.pdf</text:p>
          </table:table-cell>
          <table:table-cell office:value-type="string" calcext:value-type="string">
            <text:p>Connector_BarrelJack:BarrelJack_GCT_DCJ200-10-A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 Barrel Jack with an internal switc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<text:a xlink:href="https://akizukidenshi.com/catalog/g/g115510/" xlink:type="simple">PH-1X3RG(2)</text:a></text:p>
          </table:table-cell>
          <table:table-cell office:value-type="string" calcext:value-type="string">
            <text:p>https://akizukidenshi.com/goodsaffix/PH-1X__RG(2)_2021.pdf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extend I/O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ric connector, double row, 02x06, odd/even pin numbering scheme (row 1 odd numbers, row 2 even numbers), script generated (kicad-library-utils/schlib/autogen/connector/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I2C-1</text:p>
          </table:table-cell>
          <table:table-cell office:value-type="string" calcext:value-type="string">
            <text:p><text:a xlink:href="https://akizukidenshi.com/catalog/g/g112842/" xlink:type="simple">S4B-XH-A(LF)(SN)</text:a></text:p>
          </table:table-cell>
          <table:table-cell office:value-type="string" calcext:value-type="string">
            <text:p>https://akizukidenshi.com/goodsaffix/xh.pdf</text:p>
          </table:table-cell>
          <table:table-cell office:value-type="string" calcext:value-type="string">
            <text:p>Connector_JST:JST_XH_S4B-XH-A_1x04_P2.50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ADC_IN</text:p>
          </table:table-cell>
          <table:table-cell office:value-type="string" calcext:value-type="string">
            <text:p><text:a xlink:href="https://akizukidenshi.com/catalog/g/g112263/" xlink:type="simple">S3B-XH-A(LF)(SN)</text:a></text:p>
          </table:table-cell>
          <table:table-cell office:value-type="string" calcext:value-type="string">
            <text:p>https://akizukidenshi.com/goodsaffix/xh.pd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欠番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欠番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8,J9,J10</text:p>
          </table:table-cell>
          <table:table-cell office:value-type="string" calcext:value-type="string">
            <text:p>ADC_IN</text:p>
          </table:table-cell>
          <table:table-cell office:value-type="string" calcext:value-type="string">
            <text:p><text:a xlink:href="https://akizukidenshi.com/catalog/g/g112248/" xlink:type="simple">B3B-XH-A(LF)(SN)</text:a></text:p>
          </table:table-cell>
          <table:table-cell office:value-type="string" calcext:value-type="string">
            <text:p>https://akizukidenshi.com/goodsaffix/xh.pdf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<text:a xlink:href="https://akizukidenshi.com/catalog/g/g100159/" xlink:type="simple">Neltron 7810-8P8C</text:a></text:p>
          </table:table-cell>
          <table:table-cell office:value-type="string" calcext:value-type="string">
            <text:p>https://akizukidenshi.com/goodsaffix/7810-XPXC(P0041).pdf</text:p>
          </table:table-cell>
          <table:table-cell office:value-type="string" calcext:value-type="string">
            <text:p>HOLLY2:RJ45_Neltron_7810-8P8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 connector, 8P8C (8 positions 8 connected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DC12V FAN</text:p>
          </table:table-cell>
          <table:table-cell table:style-name="ce5" office:value-type="string" calcext:value-type="string">
            <text:p><text:a xlink:href="https://akizukidenshi.com/catalog/g/g112262/" xlink:type="simple">S2B-XH-A(LF)(SN)</text:a></text:p>
          </table:table-cell>
          <table:table-cell office:value-type="string" calcext:value-type="string">
            <text:p>https://akizukidenshi.com/goodsaffix/xh.pdf</text:p>
          </table:table-cell>
          <table:table-cell office:value-type="string" calcext:value-type="string">
            <text:p>Connector_JST:JST_XH_S2B-XH-A_1x02_P2.50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3,J14</text:p>
          </table:table-cell>
          <table:table-cell office:value-type="string" calcext:value-type="string">
            <text:p>Conn_01x05_Socket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Connector_PinSocket_2.54mm:PinSocket_1x05_P2.54mm_Vertic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neric connector, single row, 01x05, script generat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5,J16</text:p>
          </table:table-cell>
          <table:table-cell office:value-type="string" calcext:value-type="string">
            <text:p>Conn_01x05_Pin</text:p>
          </table:table-cell>
          <table:table-cell/>
          <table:table-cell office:value-type="string" calcext:value-type="string">
            <text:p>~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neric connector, single row, 01x05, script generat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Conn_01x08_Pin</text:p>
          </table:table-cell>
          <table:table-cell/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ric connector, single row, 01x08, script generat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8,J19</text:p>
          </table:table-cell>
          <table:table-cell office:value-type="string" calcext:value-type="string">
            <text:p>Conn_01x04_Socket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neric connector, single row, 01x04, script generat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510Ω</text:p>
          </table:table-cell>
          <table:table-cell office:value-type="string" calcext:value-type="string">
            <text:p>510Ω 1/6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, US symbo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10kΩ 1/6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, US symbo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TNR10V471K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Varistor:RV_Disc_D12mm_W3.9mm_P7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iable resistor, US symbo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Reed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HOLLY:REED_S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ed switc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W5500</text:p>
          </table:table-cell>
          <table:table-cell table:number-columns-repeated="2"/>
          <table:table-cell office:value-type="string" calcext:value-type="string">
            <text:p>HOLLY2:W5500LARGE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NJM2845DL1-05</text:p>
          </table:table-cell>
          <table:table-cell/>
          <table:table-cell office:value-type="string" calcext:value-type="string">
            <text:p>https://akizukidenshi.com/goodsaffix/NJM2845.pdf</text:p>
          </table:table-cell>
          <table:table-cell office:value-type="string" calcext:value-type="string">
            <text:p>Package_TO_SOT_SMD:TO-252-3_TabPin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低損失表面実装型三端子レギュレーター 111298</text:p>
          </table:table-cell>
          <table:table-cell table:number-columns-repeated="16376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9T16:28:53.768039433</dc:date>
    <meta:editing-duration>PT4H40M28S</meta:editing-duration>
    <meta:editing-cycles>5</meta:editing-cycles>
    <meta:generator>LibreOffice/24.8.5.2$Linux_X86_64 LibreOffice_project/27b361b745d0ea8f99bc93dfcb7a39098dfa5fff</meta:generator>
    <meta:document-statistic meta:table-count="1" meta:cell-count="173" meta:object-count="0"/>
  </office:meta>
</office:document-meta>
</file>